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1" svg:font-family="Tahoma"/>
    <style:font-face style:name="DejaVu Sans" svg:font-family="'DejaVu Sans'" style:font-adornments="Book" style:font-family-generic="swiss"/>
    <style:font-face style:name="Liberation Sans" svg:font-family="'Liberation Sans'" style:font-adornments="Regular" style:font-family-generic="swiss"/>
    <style:font-face style:name="Levenim MT" svg:font-family="'Levenim MT'" style:font-adornments="Gras" style:font-pitch="variable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unga" svg:font-family="Tunga" style:font-adornments="Normal" style:font-pitch="variable"/>
    <style:font-face style:name="Sylfaen" svg:font-family="Sylfaen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 style:list-style-name="Numbering_20_2"/>
    <style:style style:name="P2" style:family="paragraph" style:parent-style-name="Standard" style:list-style-name="Numbering_20_2">
      <style:text-properties officeooo:paragraph-rsid="0017356f"/>
    </style:style>
    <style:style style:name="P3" style:family="paragraph" style:parent-style-name="Standard" style:list-style-name="Numbering_20_2">
      <style:text-properties officeooo:paragraph-rsid="0031b211"/>
    </style:style>
    <style:style style:name="P4" style:family="paragraph" style:parent-style-name="Standard" style:list-style-name="Numbering_20_2">
      <style:text-properties officeooo:paragraph-rsid="002362ac"/>
    </style:style>
    <style:style style:name="P5" style:family="paragraph" style:parent-style-name="Standard" style:list-style-name="Numbering_20_2">
      <style:text-properties officeooo:paragraph-rsid="00337fab"/>
    </style:style>
    <style:style style:name="P6" style:family="paragraph" style:parent-style-name="Standard" style:list-style-name="Numbering_20_2">
      <style:text-properties fo:language="en" fo:country="US" officeooo:rsid="000ba6e0" officeooo:paragraph-rsid="000c5df2"/>
    </style:style>
    <style:style style:name="P7" style:family="paragraph" style:parent-style-name="Standard" style:list-style-name="Numbering_20_2">
      <style:text-properties fo:language="en" fo:country="US" officeooo:rsid="000ba6e0" officeooo:paragraph-rsid="00337fab"/>
    </style:style>
    <style:style style:name="P8" style:family="paragraph" style:parent-style-name="Standard" style:list-style-name="Numbering_20_2">
      <style:text-properties fo:language="en" fo:country="US" officeooo:paragraph-rsid="002d3b9e"/>
    </style:style>
    <style:style style:name="P9" style:family="paragraph" style:parent-style-name="Standard" style:list-style-name="Numbering_20_2">
      <style:text-properties fo:language="en" fo:country="US" officeooo:paragraph-rsid="000ba6e0"/>
    </style:style>
    <style:style style:name="P10" style:family="paragraph" style:parent-style-name="Standard">
      <style:text-properties officeooo:paragraph-rsid="000fe578"/>
    </style:style>
    <style:style style:name="P11" style:family="paragraph" style:parent-style-name="Text_20_body" style:list-style-name="Numbering_20_2"/>
    <style:style style:name="P12" style:family="paragraph" style:parent-style-name="Text_20_body" style:list-style-name="Numbering_20_2">
      <style:text-properties officeooo:paragraph-rsid="001b1118"/>
    </style:style>
    <style:style style:name="P13" style:family="paragraph" style:parent-style-name="Text_20_body" style:list-style-name="Numbering_20_2">
      <style:text-properties officeooo:rsid="001bbc9f" officeooo:paragraph-rsid="002aa6ab"/>
    </style:style>
    <style:style style:name="P14" style:family="paragraph" style:parent-style-name="Text_20_body">
      <style:text-properties fo:language="en" fo:country="US"/>
    </style:style>
    <style:style style:name="P15" style:family="paragraph" style:parent-style-name="Text_20_body">
      <style:text-properties officeooo:paragraph-rsid="002ed92f"/>
    </style:style>
    <style:style style:name="P16" style:family="paragraph" style:parent-style-name="Text_20_body">
      <style:text-properties officeooo:rsid="0017356f" officeooo:paragraph-rsid="0017356f"/>
    </style:style>
    <style:style style:name="P17" style:family="paragraph" style:parent-style-name="Text_20_body">
      <style:text-properties officeooo:rsid="00337fab" officeooo:paragraph-rsid="00337fab"/>
    </style:style>
    <style:style style:name="P18" style:family="paragraph" style:parent-style-name="Text_20_body" style:master-page-name="">
      <style:paragraph-properties style:page-number="auto" fo:break-before="column"/>
      <style:text-properties officeooo:paragraph-rsid="0017356f"/>
    </style:style>
    <style:style style:name="P19" style:family="paragraph" style:parent-style-name="Text_20_body">
      <style:paragraph-properties fo:break-before="column"/>
    </style:style>
    <style:style style:name="P20" style:family="paragraph" style:parent-style-name="Text_20_body">
      <style:paragraph-properties fo:margin-left="0in" fo:margin-right="0in" fo:text-indent="0in" style:auto-text-indent="false"/>
    </style:style>
    <style:style style:name="P21" style:family="paragraph" style:parent-style-name="Text_20_body" style:list-style-name="">
      <style:paragraph-properties fo:margin-left="0in" fo:margin-right="0in" fo:text-indent="0in" style:auto-text-indent="false"/>
      <style:text-properties officeooo:paragraph-rsid="002d6b67"/>
    </style:style>
    <style:style style:name="P22" style:family="paragraph" style:parent-style-name="Text_20_body" style:list-style-name="">
      <style:paragraph-properties fo:margin-left="0in" fo:margin-right="0in" fo:text-indent="0in" style:auto-text-indent="false"/>
      <style:text-properties officeooo:rsid="001d488a" officeooo:paragraph-rsid="002d6b67"/>
    </style:style>
    <style:style style:name="P23" style:family="paragraph" style:parent-style-name="Text_20_body" style:list-style-name="Numbering_20_2">
      <style:paragraph-properties fo:margin-left="0in" fo:margin-right="0in" fo:text-indent="-0.1575in" style:auto-text-indent="false"/>
    </style:style>
    <style:style style:name="P24" style:family="paragraph" style:parent-style-name="Heading">
      <style:text-properties officeooo:paragraph-rsid="0017356f"/>
    </style:style>
    <style:style style:name="P25" style:family="paragraph" style:parent-style-name="Heading_20_2" style:list-style-name="Numbering_20_2"/>
    <style:style style:name="P26" style:family="paragraph" style:parent-style-name="Heading_20_2" style:list-style-name="Numbering_20_2">
      <style:text-properties officeooo:paragraph-rsid="000ba6e0"/>
    </style:style>
    <style:style style:name="P27" style:family="paragraph" style:parent-style-name="Heading_20_2" style:list-style-name="Numbering_20_2">
      <style:text-properties officeooo:paragraph-rsid="000fe578"/>
    </style:style>
    <style:style style:name="P28" style:family="paragraph" style:parent-style-name="Heading_20_2" style:list-style-name="Numbering_20_2">
      <style:text-properties officeooo:paragraph-rsid="001b1118"/>
    </style:style>
    <style:style style:name="P29" style:family="paragraph" style:parent-style-name="Heading_20_2" style:list-style-name="Numbering_20_2">
      <style:text-properties officeooo:paragraph-rsid="0018f102"/>
    </style:style>
    <style:style style:name="P30" style:family="paragraph" style:parent-style-name="Heading_20_2" style:list-style-name="Numbering_20_2">
      <style:text-properties officeooo:paragraph-rsid="0017356f"/>
    </style:style>
    <style:style style:name="P31" style:family="paragraph" style:parent-style-name="Heading_20_2" style:list-style-name="Numbering_20_2">
      <style:text-properties officeooo:paragraph-rsid="00337fab"/>
    </style:style>
    <style:style style:name="P32" style:family="paragraph" style:parent-style-name="Heading_20_1">
      <style:text-properties officeooo:paragraph-rsid="0017356f"/>
    </style:style>
    <style:style style:name="P33" style:family="paragraph" style:parent-style-name="Heading_20_1">
      <style:paragraph-properties fo:break-before="page"/>
    </style:style>
    <style:style style:name="P34" style:family="paragraph" style:parent-style-name="période_20_-_20_détails" style:list-style-name="Numbering_20_2"/>
    <style:style style:name="P35" style:family="paragraph" style:parent-style-name="période_20_-_20_détails" style:list-style-name="Numbering_20_2">
      <style:text-properties officeooo:paragraph-rsid="002362ac"/>
    </style:style>
    <style:style style:name="P36" style:family="paragraph" style:parent-style-name="période_20_-_20_détails" style:list-style-name="Numbering_20_2">
      <style:text-properties officeooo:paragraph-rsid="000df91b"/>
    </style:style>
    <style:style style:name="P37" style:family="paragraph" style:parent-style-name="période_20_-_20_détails" style:list-style-name="Numbering_20_2">
      <style:text-properties officeooo:paragraph-rsid="000fe578"/>
    </style:style>
    <style:style style:name="P38" style:family="paragraph" style:parent-style-name="période_20_-_20_détails" style:list-style-name="Numbering_20_2">
      <style:text-properties officeooo:paragraph-rsid="00337fab"/>
    </style:style>
    <style:style style:name="P39" style:family="paragraph" style:parent-style-name="période_20_-_20_détails" style:list-style-name="Numbering_20_2">
      <style:text-properties fo:language="en" fo:country="US"/>
    </style:style>
    <style:style style:name="P40" style:family="paragraph" style:parent-style-name="période_20_-_20_détails" style:list-style-name="Numbering_20_2">
      <style:text-properties fo:language="en" fo:country="US" officeooo:paragraph-rsid="00337fab"/>
    </style:style>
    <style:style style:name="P41" style:family="paragraph" style:parent-style-name="période_20_-_20_détails" style:list-style-name="Numbering_20_2">
      <style:text-properties fo:language="en" fo:country="US" officeooo:rsid="000df91b" officeooo:paragraph-rsid="000df91b"/>
    </style:style>
    <style:style style:name="P42" style:family="paragraph" style:parent-style-name="période_20_-_20_détails" style:list-style-name="Numbering_20_2">
      <style:text-properties fo:language="en" fo:country="US" officeooo:rsid="000df91b" officeooo:paragraph-rsid="00337fab"/>
    </style:style>
    <style:style style:name="P43" style:family="paragraph" style:parent-style-name="période_20_-_20_détails" style:list-style-name="Numbering_20_2">
      <style:text-properties officeooo:rsid="002362ac" officeooo:paragraph-rsid="002362ac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df91b"/>
    </style:style>
    <style:style style:name="T3" style:family="text">
      <style:text-properties fo:language="en" fo:country="US" officeooo:rsid="0017356f"/>
    </style:style>
    <style:style style:name="T4" style:family="text">
      <style:text-properties fo:language="en" fo:country="US" officeooo:rsid="000ba6e0"/>
    </style:style>
    <style:style style:name="T5" style:family="text">
      <style:text-properties fo:language="en" fo:country="US" officeooo:rsid="002362ac"/>
    </style:style>
    <style:style style:name="T6" style:family="text">
      <style:text-properties fo:language="en" fo:country="US" officeooo:rsid="0024ea9a"/>
    </style:style>
    <style:style style:name="T7" style:family="text">
      <style:text-properties fo:language="en" fo:country="US" officeooo:rsid="00279c6f"/>
    </style:style>
    <style:style style:name="T8" style:family="text">
      <style:text-properties fo:language="en" fo:country="US" officeooo:rsid="002ed92f"/>
    </style:style>
    <style:style style:name="T9" style:family="text">
      <style:text-properties fo:language="en" fo:country="US" officeooo:rsid="00337fab"/>
    </style:style>
    <style:style style:name="T10" style:family="text">
      <style:text-properties style:text-position="super 58%"/>
    </style:style>
    <style:style style:name="T11" style:family="text">
      <style:text-properties style:text-position="0% 100%"/>
    </style:style>
    <style:style style:name="T12" style:family="text">
      <style:text-properties officeooo:rsid="000ba6e0"/>
    </style:style>
    <style:style style:name="T13" style:family="text">
      <style:text-properties officeooo:rsid="000fe578"/>
    </style:style>
    <style:style style:name="T14" style:family="text">
      <style:text-properties officeooo:rsid="001397d4"/>
    </style:style>
    <style:style style:name="T15" style:family="text">
      <style:text-properties officeooo:rsid="0014f922"/>
    </style:style>
    <style:style style:name="T16" style:family="text">
      <style:text-properties officeooo:rsid="00154572"/>
    </style:style>
    <style:style style:name="T17" style:family="text">
      <style:text-properties officeooo:rsid="0017356f"/>
    </style:style>
    <style:style style:name="T18" style:family="text">
      <style:text-properties officeooo:rsid="0018f102"/>
    </style:style>
    <style:style style:name="T19" style:family="text">
      <style:text-properties officeooo:rsid="001bbc9f"/>
    </style:style>
    <style:style style:name="T20" style:family="text">
      <style:text-properties officeooo:rsid="0021b584"/>
    </style:style>
    <style:style style:name="T21" style:family="text">
      <style:text-properties officeooo:rsid="002362ac"/>
    </style:style>
    <style:style style:name="T22" style:family="text">
      <style:text-properties officeooo:rsid="002a1849"/>
    </style:style>
    <style:style style:name="T23" style:family="text">
      <style:text-properties officeooo:rsid="002d3b9e"/>
    </style:style>
    <style:style style:name="T24" style:family="text">
      <style:text-properties officeooo:rsid="002d6b67"/>
    </style:style>
    <style:style style:name="T25" style:family="text">
      <style:text-properties officeooo:rsid="001d488a"/>
    </style:style>
    <style:style style:name="T26" style:family="text">
      <style:text-properties officeooo:rsid="0031b211"/>
    </style:style>
    <style:style style:name="T27" style:family="text">
      <style:text-properties officeooo:rsid="00337fab"/>
    </style:style>
    <style:style style:name="T28" style:family="text">
      <style:text-properties officeooo:rsid="003548c2"/>
    </style:style>
    <style:style style:name="Sect1" style:family="section">
      <style:section-properties text:dont-balance-text-columns="tru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Sect2" style:family="section">
      <style:section-properties fo:background-color="transparent" text:dont-balance-text-columns="true" style:editable="false">
        <style:columns fo:column-count="1" fo:column-gap="0in">
          <style:column-sep style:width="0.0138in" style:color="#000000" style:height="100%" style:style="solid" style:vertical-align="bottom"/>
        </style:columns>
        <style:background-image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400054933516190843" text:style-name="Numbering_20_2">
        <text:list-item>
          <text:p text:style-name="P24">Fabien Basmaison</text:p>
        </text:list-item>
        <text:list-item>
          <text:p text:style-name="P17">Passionate about Web products</text:p>
        </text:list-item>
      </text:list>
      <text:section text:style-name="Sect1" text:name="identification">
        <text:list xml:id="list231245716406539" text:continue-numbering="true" text:style-name="Numbering_20_2">
          <text:list-item>
            <text:p text:style-name="P18">Born on November 30<text:span text:style-name="T10">th</text:span><text:span text:style-name="T11">,</text:span> 1976 </text:p>
          </text:list-item>
          <text:list-item>
            <text:p text:style-name="Text_20_body">French nationality</text:p>
          </text:list-item>
          <text:list-item>
            <text:p text:style-name="Text_20_body"/>
          </text:list-item>
          <text:list-item>
            <text:p text:style-name="Text_20_body">142 Yongkang Road, Building 33, 3F</text:p>
          </text:list-item>
          <text:list-item>
            <text:p text:style-name="Text_20_body">Shanghai <text:span text:style-name="T19">200031</text:span></text:p>
          </text:list-item>
          <text:list-item>
            <text:p text:style-name="P13">China</text:p>
          </text:list-item>
          <text:list-item>
            <text:p text:style-name="P19">tel: <text:tab/><text:tab/><text:tab/>0086 134 7273 4824</text:p>
          </text:list-item>
          <text:list-item>
            <text:p text:style-name="Text_20_body">email: <text:tab/><text:tab/>fabien@arkhi.org</text:p>
          </text:list-item>
        </text:list>
        <text:p text:style-name="P21"><text:span text:style-name="T25">linkedin:<text:tab/></text:span><text:a xlink:type="simple" xlink:href="https://linkedin.com/in/fabienbasmaison" text:style-name="Internet_20_link" text:visited-style-name="Visited_20_Internet_20_Link"><text:span text:style-name="T25">https://linkedin.com/in/fabienbasmaison</text:span></text:a></text:p>
        <text:p text:style-name="P22">github:<text:tab/><text:tab/><text:a xlink:type="simple" xlink:href="https://github.com/arkhi" text:style-name="Internet_20_link" text:visited-style-name="Visited_20_Internet_20_Link"><text:span text:style-name="T24">https://github.com/arkhi</text:span></text:a></text:p>
        <text:list xml:id="list231245348575102" text:continue-numbering="true" text:style-name="Numbering_20_2">
          <text:list-item>
            <text:p text:style-name="P20"/>
          </text:list-item>
          <text:list-item>
            <text:p text:style-name="P14">English written and spoken fluently</text:p>
          </text:list-item>
          <text:list-item>
            <text:p text:style-name="P15"><text:span text:style-name="T8">Chinese e</text:span>lementary proficiency</text:p>
          </text:list-item>
        </text:list>
      </text:section>
      <text:list xml:id="list1960606952182904616" text:style-name="Outline">
        <text:list-item>
          <text:h text:style-name="Heading_20_1" text:outline-level="1">Web design</text:h>
        </text:list-item>
      </text:list>
      <text:list xml:id="list231245999578241" text:continue-list="list231245348575102" text:style-name="Numbering_20_2">
        <text:list-item>
          <text:p text:style-name="P31"><text:span text:style-name="T27">Juwai</text:span> (<text:span text:style-name="T12">Shanghai</text:span>)</text:p>
          <text:list>
            <text:list-item>
              <text:p text:style-name="P7">20<text:span text:style-name="T28">15</text:span>‑201<text:span text:style-name="T27">6</text:span>: <text:span text:style-name="T20">Frontend Developer on </text:span><text:a xlink:type="simple" xlink:href="http://kaufmich.com/" text:style-name="Internet_20_link" text:visited-style-name="Visited_20_Internet_20_Link"><text:span text:style-name="T20">www.juwai.com</text:span></text:a></text:p>
              <text:list>
                <text:list-item>
                  <text:p text:style-name="P38"><text:span text:style-name="T1">HTML, CSS &amp; JavaScript integration </text:span><text:span text:style-name="T9">for administrative part of the website</text:span><text:span text:style-name="T1">;</text:span></text:p>
                </text:list-item>
              </text:list>
            </text:list-item>
          </text:list>
        </text:list-item>
        <text:list-item>
          <text:p text:style-name="P31"><text:span text:style-name="T12">The NetCircle</text:span> (<text:span text:style-name="T12">Shanghai</text:span>)</text:p>
          <text:list>
            <text:list-item>
              <text:p text:style-name="P7">2010‑2014: <text:span text:style-name="T20">Web Designer + Frontend Developer on </text:span><text:a xlink:type="simple" xlink:href="http://kaufmich.com/" text:style-name="Internet_20_link" text:visited-style-name="Visited_20_Internet_20_Link"><text:span text:style-name="T20">www.kaufmich.com</text:span></text:a><text:span text:style-name="T20"> &amp; </text:span><text:a xlink:type="simple" xlink:href="http://gays.com/" text:style-name="Internet_20_link" text:visited-style-name="Visited_20_Internet_20_Link"><text:span text:style-name="T20">www.gays.com</text:span></text:a></text:p>
              <text:list>
                <text:list-item>
                  <text:p text:style-name="P40">Mockups <text:span text:style-name="T27">(Illustrator + Photoshop)</text:span> <text:span text:style-name="T16">or</text:span> proto<text:span text:style-name="T15">t</text:span>ypes <text:span text:style-name="T27">(</text:span>HTML, CSS &amp; JavaScript integration<text:span text:style-name="T27">)</text:span>;</text:p>
                </text:list-item>
                <text:list-item>
                  <text:p text:style-name="P42">Dispatch design related work between different teams.</text:p>
                </text:list-item>
              </text:list>
            </text:list-item>
            <text:list-item>
              <text:p text:style-name="P5"><text:span text:style-name="T4">2011: Scrum Master </text:span><text:span text:style-name="T2">on a 3+ Millions users website: </text:span><text:a xlink:type="simple" xlink:href="http://poppen.de/" text:style-name="Internet_20_link" text:visited-style-name="Visited_20_Internet_20_Link"><text:span text:style-name="T7">www.p</text:span></text:a><text:a xlink:type="simple" xlink:href="http://poppen.de/" text:style-name="Internet_20_link" text:visited-style-name="Visited_20_Internet_20_Link"><text:span text:style-name="T3">oppen.de</text:span></text:a></text:p>
            </text:list-item>
          </text:list>
        </text:list-item>
        <text:list-item>
          <text:p text:style-name="P31">Micro Application (Paris)</text:p>
          <text:list>
            <text:list-item>
              <text:p text:style-name="P8">2010: 5th edition of “CSS, Le guide complet”;</text:p>
            </text:list-item>
            <text:list-item>
              <text:p text:style-name="P9">2006‑2009: new editions of “CSS, Le guide complet”: <text:a xlink:type="simple" xlink:href="http://www.microapp.com/livre_css_2220.html" text:style-name="Internet_20_link" text:visited-style-name="Visited_20_Internet_20_Link">microapp.com/livre_css_2220.html</text:a>;</text:p>
            </text:list-item>
            <text:list-item>
              <text:p text:style-name="P3">2006: co‑authoring of <text:span text:style-name="T26">the book </text:span>“CSS, Le guide complet”<text:span text:style-name="T1"> (“CSS, the total guide”)</text:span>.</text:p>
            </text:list-item>
          </text:list>
        </text:list-item>
        <text:list-item>
          <text:p text:style-name="P26">China‑Europa Forum (Paris)</text:p>
          <text:list>
            <text:list-item>
              <text:p text:style-name="P1">June 2010: <text:span text:style-name="T1">website development: </text:span><text:a xlink:type="simple" xlink:href="http://www.china-europa-forum.net/" text:style-name="Internet_20_link" text:visited-style-name="Visited_20_Internet_20_Link"><text:span text:style-name="Internet_20_link">www.china-europa-forum.net</text:span></text:a></text:p>
              <text:list>
                <text:list-item>
                  <text:p text:style-name="P34">Optimization of CMS templates (SPIP);</text:p>
                </text:list-item>
                <text:list-item>
                  <text:p text:style-name="P34">Enhancement of conformity with W3C Standards;</text:p>
                </text:list-item>
                <text:list-item>
                  <text:p text:style-name="P35">Consistent language interface through the whole site.</text:p>
                </text:list-item>
              </text:list>
            </text:list-item>
          </text:list>
        </text:list-item>
        <text:list-item>
          <text:p text:style-name="P25">Bodybag (Shanghai)</text:p>
          <text:list>
            <text:list-item>
              <text:p text:style-name="P1">September 2009: <text:span text:style-name="T1">website development: </text:span><text:a xlink:type="simple" xlink:href="http://www.bodybag.me/" text:style-name="Internet_20_link" text:visited-style-name="Visited_20_Internet_20_Link"><text:span text:style-name="Internet_20_link"><text:span text:style-name="T1">www.bodybag.me</text:span></text:span></text:a></text:p>
              <text:list>
                <text:list-item>
                  <text:p text:style-name="P36"><text:span text:style-name="T1">HTML, CSS </text:span><text:span text:style-name="T2">&amp;</text:span><text:span text:style-name="T1"> JavaScript integration with SPIP based on client’s graphics</text:span>.</text:p>
                </text:list-item>
              </text:list>
            </text:list-item>
          </text:list>
        </text:list-item>
        <text:list-item>
          <text:p text:style-name="Heading_20_2">Paris-Web (Paris)</text:p>
          <text:list>
            <text:list-item>
              <text:p text:style-name="Standard">2006 to 2008 included : staff: <text:a xlink:type="simple" xlink:href="http://www.paris-web.fr/" text:style-name="Internet_20_link" text:visited-style-name="Visited_20_Internet_20_Link"><text:span text:style-name="Internet_20_link">www.paris-web.fr</text:span></text:a></text:p>
            </text:list-item>
          </text:list>
        </text:list-item>
        <text:list-item>
          <text:p text:style-name="P27">P<text:span text:style-name="T13">ompage.net</text:span> (<text:span text:style-name="T13">Worldwide</text:span>)</text:p>
          <text:list>
            <text:list-item>
              <text:p text:style-name="P37">200<text:span text:style-name="T13">3</text:span> to 20<text:span text:style-name="T13">13</text:span>: <text:span text:style-name="T13">translator, <text:s/>editor &amp; website administrator</text:span>: <text:a xlink:type="simple" xlink:href="http://www.pompage.net/about" text:style-name="Internet_20_link" text:visited-style-name="Visited_20_Internet_20_Link"><text:span text:style-name="Internet_20_link">www.p</text:span></text:a><text:a xlink:type="simple" xlink:href="http://www.pompage.net/about" text:style-name="Internet_20_link" text:visited-style-name="Visited_20_Internet_20_Link"><text:span text:style-name="Internet_20_link"><text:span text:style-name="T13">ompage</text:span></text:span></text:a><text:a xlink:type="simple" xlink:href="http://www.pompage.net/about" text:style-name="Internet_20_link" text:visited-style-name="Visited_20_Internet_20_Link"><text:span text:style-name="Internet_20_link">.</text:span></text:a><text:a xlink:type="simple" xlink:href="http://www.pompage.net/about" text:style-name="Internet_20_link" text:visited-style-name="Visited_20_Internet_20_Link"><text:span text:style-name="Internet_20_link"><text:span text:style-name="T22">net</text:span></text:span></text:a><text:a xlink:type="simple" xlink:href="http://www.pompage.net/about" text:style-name="Internet_20_link" text:visited-style-name="Visited_20_Internet_20_Link"><text:span text:style-name="Internet_20_link">/</text:span></text:a><text:a xlink:type="simple" xlink:href="http://www.pompage.net/about" text:style-name="Internet_20_link" text:visited-style-name="Visited_20_Internet_20_Link"><text:span text:style-name="Internet_20_link"><text:span text:style-name="T14">about</text:span></text:span></text:a></text:p>
            </text:list-item>
          </text:list>
        </text:list-item>
      </text:list>
      <text:list xml:id="list231246566361217" text:continue-list="list1960606952182904616" text:style-name="Outline">
        <text:list-item>
          <text:h text:style-name="P33" text:outline-level="1">Architecture</text:h>
        </text:list-item>
      </text:list>
      <text:list xml:id="list231245461570690" text:continue-list="list231245999578241" text:style-name="Numbering_20_2">
        <text:list-item>
          <text:p text:style-name="P28">Naço architectures (Shanghai, <text:span text:style-name="T18">China</text:span>)</text:p>
          <text:list>
            <text:list-item>
              <text:p text:style-name="P23">April – December 2008 : project manager</text:p>
            </text:list-item>
          </text:list>
        </text:list-item>
        <text:list-item>
          <text:p text:style-name="P28">Guilin Institute for Architectural Design &amp; Research (Guilin, <text:span text:style-name="T18">China</text:span>)</text:p>
          <text:list>
            <text:list-item>
              <text:p text:style-name="P11">July – September 2007: project manager</text:p>
            </text:list-item>
          </text:list>
        </text:list-item>
        <text:list-item>
          <text:p text:style-name="P28">PACER Architects Ltd. (Shanghai, <text:span text:style-name="T18">China</text:span>)</text:p>
          <text:list>
            <text:list-item>
              <text:p text:style-name="P11">May – June 2007: project manager</text:p>
            </text:list-item>
          </text:list>
        </text:list-item>
        <text:list-item>
          <text:p text:style-name="P29">ABC architecture – Hervé Saintis, architect (Toulouse, France)</text:p>
          <text:list>
            <text:list-item>
              <text:p text:style-name="P11">June 2004 – December 2005: <text:s/>internship to architect collaborator;</text:p>
            </text:list-item>
          </text:list>
        </text:list-item>
        <text:list-item>
          <text:p text:style-name="P25">Square – Christian Viennot, architect (Toulouse, France)</text:p>
          <text:list>
            <text:list-item>
              <text:p text:style-name="P11">April – July 2002</text:p>
            </text:list-item>
          </text:list>
        </text:list-item>
        <text:list-item>
          <text:p text:style-name="P25">Atelier d'Eux – Karinne Jarry, architect (Montluel, France)</text:p>
          <text:list>
            <text:list-item>
              <text:p text:style-name="P11">March 1999 – July 2000</text:p>
            </text:list-item>
          </text:list>
        </text:list-item>
        <text:list-item>
          <text:p text:style-name="P25">National architecture college of Toulouse: IT instructor</text:p>
          <text:list>
            <text:list-item>
              <text:p text:style-name="P11"><text:span text:style-name="T13">S</text:span>chool years 2000 – 2004</text:p>
            </text:list-item>
          </text:list>
        </text:list-item>
        <text:list-item>
          <text:p text:style-name="P28">National architecture college of Lyon: IT instructor</text:p>
          <text:list>
            <text:list-item>
              <text:p text:style-name="P12">March – June 1997; school years 1997 – 2000</text:p>
            </text:list-item>
          </text:list>
        </text:list-item>
      </text:list>
      <text:list xml:id="list231246089068782" text:continue-list="list231246566361217" text:style-name="Outline">
        <text:list-item>
          <text:h text:style-name="P32" text:outline-level="1">studies and diplomas</text:h>
        </text:list-item>
      </text:list>
      <text:list xml:id="list231245787071199" text:continue-list="list231245461570690" text:style-name="Numbering_20_2">
        <text:list-item>
          <text:p text:style-name="P30"><text:span text:style-name="T17">September </text:span>20<text:span text:style-name="T17">14</text:span> – <text:span text:style-name="T17">June </text:span>20<text:span text:style-name="T17">1</text:span>5</text:p>
          <text:list>
            <text:list-item>
              <text:p text:style-name="P16">Intensive Chinese Training Program at East China Normal University</text:p>
            </text:list-item>
          </text:list>
        </text:list-item>
        <text:list-item>
          <text:p text:style-name="Heading_20_2">2001 – 2005</text:p>
          <text:list>
            <text:list-item>
              <text:p text:style-name="Standard">DPLG architect (Diplômé par le Gouvernement: Qualified by the Government);</text:p>
            </text:list-item>
            <text:list-item>
              <text:p text:style-name="Standard">Internet oriented programming ( (X)HTML, CSS, PHP);</text:p>
            </text:list-item>
            <text:list-item>
              <text:p text:style-name="Standard">Fifth year in the National architecture college of Toulouse.</text:p>
            </text:list-item>
          </text:list>
        </text:list-item>
        <text:list-item>
          <text:p text:style-name="Heading_20_2">1994 – 2001</text:p>
          <text:list>
            <text:list-item>
              <text:p text:style-name="Standard"><text:span text:style-name="T13">S</text:span>econd cycle in the National architecture college of Lyon;</text:p>
            </text:list-item>
            <text:list-item>
              <text:p text:style-name="Standard">Diploma of Fundamental Studies in Architecture (DEFA);</text:p>
            </text:list-item>
            <text:list-item>
              <text:p text:style-name="Standard"><text:span text:style-name="T13">F</text:span>irst cycle in the National architecture college of Lyon;</text:p>
            </text:list-item>
            <text:list-item>
              <text:p text:style-name="Standard">French <text:span text:style-name="T23">Baccalaureate</text:span> E (mathematics and technology).</text:p>
            </text:list-item>
          </text:list>
        </text:list-item>
      </text:list>
      <text:section text:style-name="Sect2" text:name="voyages + loisirs">
        <text:list xml:id="list231245483684457" text:continue-list="list231246089068782" text:style-name="Outline">
          <text:list-item>
            <text:h text:style-name="Heading_20_1" text:outline-level="1">leisures</text:h>
          </text:list-item>
        </text:list>
        <text:list xml:id="list231246011531901" text:continue-list="list231245787071199" text:style-name="Numbering_20_2">
          <text:list-item>
            <text:list>
              <text:list-item>
                <text:p text:style-name="Standard"><text:span text:style-name="T13">M</text:span>ountain sports &amp; activities, <text:span text:style-name="T17">basket‑ball, skate‑board.</text:span></text:p>
              </text:list-item>
              <text:list-item>
                <text:p text:style-name="P10"><text:span text:style-name="T13">T</text:span>ravels: <text:span text:style-name="T17">East Africa; Japan; </text:span>Canada; England; USA; Slovakia; Ireland; Italy; Germany; Yugoslavia</text:p>
              </text:list-item>
            </text:list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Tahoma1" svg:font-family="Tahoma"/>
    <style:font-face style:name="DejaVu Sans" svg:font-family="'DejaVu Sans'" style:font-adornments="Book" style:font-family-generic="swiss"/>
    <style:font-face style:name="Liberation Sans" svg:font-family="'Liberation Sans'" style:font-adornments="Regular" style:font-family-generic="swiss"/>
    <style:font-face style:name="Levenim MT" svg:font-family="'Levenim MT'" style:font-adornments="Gras" style:font-pitch="variable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unga" svg:font-family="Tunga" style:font-adornments="Normal" style:font-pitch="variable"/>
    <style:font-face style:name="Sylfaen" svg:font-family="Sylfaen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Lucida Sans Unicode" style:font-size-asian="12pt" style:language-asian="zh" style:country-asian="CN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39.3661in" style:writing-mode="lr-tb"/>
      <style:text-properties style:use-window-font-color="true" style:font-name="Times New Roman" fo:font-size="12pt" fo:language="en" fo:country="US" style:font-name-asian="Lucida Sans Unicode" style:font-size-asian="12pt" style:language-asian="zh" style:country-asian="CN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list-style-name="Numbering_20_2" style:class="text">
      <style:paragraph-properties>
        <style:tab-stops/>
      </style:paragraph-properties>
      <style:text-properties fo:font-size="13pt" style:font-size-asian="13pt"/>
    </style:style>
    <style:style style:name="Text_20_body" style:display-name="Text body" style:family="paragraph" style:parent-style-name="Standard" style:list-style-name="Numbering_20_2" style:class="text">
      <style:paragraph-properties fo:margin-left="0in" fo:margin-right="0in" fo:line-height="0.1965in" fo:text-indent="-0.1575in" style:auto-text-indent="false" style:shadow="none">
        <style:tab-stops>
          <style:tab-stop style:position="0.3937in"/>
          <style:tab-stop style:position="0.5902in"/>
          <style:tab-stop style:position="0.7874in"/>
        </style:tab-stops>
      </style:paragraph-properties>
      <style:text-properties style:font-name="Sylfaen" fo:font-family="Sylfaen" style:font-style-name="Normal" style:font-family-generic="roman" style:font-pitch="variable" fo:font-size="12pt" fo:font-weight="normal"/>
    </style:style>
    <style:style style:name="Heading" style:family="paragraph" style:parent-style-name="Standard" style:next-style-name="Text_20_body" style:class="text">
      <style:paragraph-properties fo:margin-top="0.1654in" fo:margin-bottom="0.2008in" loext:contextual-spacing="false" fo:keep-with-next="always"/>
      <style:text-properties style:font-name="Arial" fo:font-family="Arial" style:font-family-generic="swiss" style:font-pitch="variable" fo:font-size="14pt" fo:font-weight="bold" style:font-name-asian="MS Mincho" style:font-family-asian="'MS Mincho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style:paragraph-properties fo:margin-left="0in" fo:margin-right="0in" fo:margin-top="0.2362in" fo:margin-bottom="0.0591in" loext:contextual-spacing="false" fo:line-height="100%" fo:text-indent="0in" style:auto-text-indent="false" style:page-number="auto" fo:padding-left="0in" fo:padding-right="0.1181in" fo:padding-top="0.0783in" fo:padding-bottom="0.1181in" fo:border-left="none" fo:border-right="none" fo:border-top="2.49pt solid #4c4c4c" fo:border-bottom="none" style:shadow="none">
        <style:tab-stops/>
      </style:paragraph-properties>
      <style:text-properties fo:text-transform="uppercase" fo:color="#4c4c4c" style:text-outline="false" style:font-name="Levenim MT" fo:font-family="'Levenim MT'" style:font-style-name="Gras" style:font-pitch="variable" fo:font-size="14pt" fo:letter-spacing="0.0693in" fo:text-shadow="none" style:text-underline-style="none" fo:font-weight="bold" style:letter-kerning="false" style:font-relief="none"/>
    </style:style>
    <style:style style:name="Heading_20_2" style:display-name="Heading 2" style:family="paragraph" style:parent-style-name="Heading" style:next-style-name="Text_20_body" style:list-style-name="Numbering_20_2" style:class="text">
      <style:paragraph-properties fo:margin-top="0.1965in" fo:margin-bottom="0.0193in" loext:contextual-spacing="false" style:shadow="none"/>
      <style:text-properties fo:color="#4c4c4c" style:font-name="Levenim MT" fo:font-family="'Levenim MT'" style:font-style-name="Gras" style:font-pitch="variable" fo:font-size="12pt" fo:font-style="normal" fo:font-weight="bold" style:font-size-asian="12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_20_2" style:next-style-name="Text_20_body" style:auto-update="true" style:class="text">
      <style:paragraph-properties fo:margin-left="0.1965in" fo:margin-right="0in" fo:text-indent="0in" style:auto-text-indent="false"/>
      <style:text-properties fo:font-size="10pt" style:text-underline-style="solid" style:text-underline-width="auto" style:text-underline-color="font-color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liste_20_niveau_20_1" style:display-name="liste niveau 1" style:family="paragraph" style:parent-style-name="Text_20_body">
      <style:text-properties style:font-name="Tunga" fo:font-family="Tunga" style:font-style-name="Normal" style:font-pitch="variable"/>
    </style:style>
    <style:style style:name="période_20_-_20_détails" style:display-name="période - détails" style:family="paragraph" style:parent-style-name="Text_20_body" style:auto-update="true">
      <style:paragraph-properties style:shadow="none"/>
      <style:text-properties style:font-name="Times New Roman1" fo:font-family="'Times New Roman'" style:font-style-name="Italique" style:font-family-generic="roman" style:font-pitch="variable" fo:font-size="11pt" fo:font-style="italic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00" fo:font-size="9pt" fo:font-style="italic" style:text-underline-style="none" fo:font-weight="normal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Drop_20_Caps" style:display-name="Drop Cap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color="#99284c" fo:font-weight="normal" style:font-weight-asian="normal" style:font-weight-complex="bold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">
        <style:list-level-properties text:min-label-width="0.1965in"/>
      </text:list-level-style-number>
      <text:list-level-style-bullet text:level="2" text:style-name="Drop_20_Caps" text:bullet-char="‣">
        <style:list-level-properties text:space-before="0.1965in" text:min-label-width="0.1181in" text:min-label-distance="0.0398in"/>
        <style:text-properties style:font-name="DejaVu Sans"/>
      </text:list-level-style-bullet>
      <text:list-level-style-bullet text:level="3" text:style-name="Bullet_20_Symbols" text:bullet-char="›">
        <style:list-level-properties text:space-before="0.5902in" text:min-label-width="0.1181in" text:min-label-distance="0.0398in"/>
        <style:text-properties style:font-name="Liberation Sans"/>
      </text:list-level-style-bullet>
      <text:list-level-style-number text:level="4" text:style-name="Numbering_20_Symbols" style:num-format="" text:start-value="4">
        <style:list-level-properties text:space-before="0.7866in" text:min-label-width="0.4925in"/>
      </text:list-level-style-number>
      <text:list-level-style-number text:level="5" text:style-name="Numbering_20_Symbols" style:num-format="" text:start-value="5">
        <style:list-level-properties text:space-before="1.2791in" text:min-label-width="0.5902in"/>
      </text:list-level-style-number>
      <text:list-level-style-number text:level="6" text:style-name="Numbering_20_Symbols" style:num-format="" text:start-value="6">
        <style:list-level-properties text:space-before="1.8693in" text:min-label-width="0.7091in"/>
      </text:list-level-style-number>
      <text:list-level-style-number text:level="7" text:style-name="Numbering_20_Symbols" style:num-format="" text:start-value="7">
        <style:list-level-properties text:space-before="2.5783in" text:min-label-width="0.9055in"/>
      </text:list-level-style-number>
      <text:list-level-style-number text:level="8" text:style-name="Numbering_20_Symbols" style:num-format="" text:start-value="8">
        <style:list-level-properties text:space-before="3.4839in" text:min-label-width="1.0236in"/>
      </text:list-level-style-number>
      <text:list-level-style-number text:level="9" text:style-name="Numbering_20_Symbols" style:num-format="" text:start-value="9">
        <style:list-level-properties text:space-before="4.5075in" text:min-label-width="1.1028in"/>
      </text:list-level-style-number>
      <text:list-level-style-number text:level="10" text:style-name="Numbering_20_Symbols" style:num-format="" text:start-value="10">
        <style:list-level-properties text:space-before="5.6102in" text:min-label-width="1.2209in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00m0$Build-2</meta:generator>
    <meta:creation-date>2004-05-02T14:50:31</meta:creation-date>
    <dc:date>2016-01-15T23:12:44.785769096</dc:date>
    <meta:printed-by>Fabien Basmaison</meta:printed-by>
    <meta:print-date>2007-05-06T23:04:53</meta:print-date>
    <meta:editing-cycles>543</meta:editing-cycles>
    <meta:editing-duration>P1DT8H25M44S</meta:editing-duration>
    <dc:creator>Fabien Basmaison</dc:creator>
    <meta:document-statistic meta:table-count="0" meta:image-count="0" meta:object-count="0" meta:page-count="2" meta:paragraph-count="70" meta:word-count="425" meta:character-count="3010" meta:non-whitespace-character-count="2666"/>
    <meta:user-defined meta:name="Info 1"/>
    <meta:user-defined meta:name="Info 2"/>
    <meta:user-defined meta:name="Info 3"/>
    <meta:user-defined meta:name="Info 4"/>
  </office:meta>
</office:document-meta>
</file>